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Agade''s Smolov'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'Agade''s Smolov'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</table:shapes>
        <table:table-column table:style-name="co1" table:number-columns-repeated="8" table:default-cell-style-name="ce57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table:formula="of:=[.$I$5]/2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office:forms form:automatic-focus="false" form:apply-design-mode="false"/>
        <table:table-column table:style-name="co3" table:default-cell-style-name="ce57"/>
        <table:table-column table:style-name="co3" table:default-cell-style-name="ce49"/>
        <table:table-column table:style-name="co3" table:default-cell-style-name="ce51"/>
        <table:table-column table:style-name="co3" table:default-cell-style-name="ce49"/>
        <table:table-column table:style-name="co3" table:default-cell-style-name="ce51"/>
        <table:table-column table:style-name="co3" table:number-columns-repeated="2" table:default-cell-style-name="ce49"/>
        <table:table-column table:style-name="co3" table:default-cell-style-name="ce51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49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49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49" table:formula="of:=IF(['Agade''s Smolov'.$D$2]=7;&quot;5x3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9:17:24.1473791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1T19:25:43.874640749</dc:date>
    <meta:editing-cycles>296</meta:editing-cycles>
    <meta:editing-duration>PT19H23M23S</meta:editing-duration>
    <meta:generator>LibreOffice/7.2.3.2$Linux_X86_64 LibreOffice_project/20$Build-2</meta:generator>
    <meta:document-statistic meta:table-count="2" meta:cell-count="65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opy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Down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ToEndOfData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ut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Up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